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4fab" officeooo:paragraph-rsid="00004f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dgar david morales marin</text:p>
      <text:p text:style-name="P1"/>
      <text:p text:style-name="P1">primer comentario del spring boot 1 de mision tic 202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CO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7T09:24:05.931000000</dc:date>
    <meta:editing-duration>PT49S</meta:editing-duration>
    <meta:editing-cycles>1</meta:editing-cycles>
    <meta:document-statistic meta:table-count="0" meta:image-count="0" meta:object-count="0" meta:page-count="1" meta:paragraph-count="2" meta:word-count="14" meta:character-count="79" meta:non-whitespace-character-count="67"/>
    <meta:generator>LibreOffice/7.3.3.2$Windows_X86_64 LibreOffice_project/d1d0ea68f081ee2800a922cac8f79445e4603348</meta:generator>
  </office:meta>
</office:document-meta>
</file>